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in"/>
    </style:style>
    <style:style style:name="co3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ccff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tal" table:style-name="ta1">
        <table:shapes>
          <draw:frame draw:z-index="0" draw:style-name="gr1" draw:text-style-name="P1" svg:width="17.9567in" svg:height="10.815in" svg:x="5.5693in" svg:y="0.385in">
            <draw:object draw:notify-on-update-of-ranges="total.B2:total.B213 total.C1:total.C1 total.C2:total.C213 total.B2:total.B213 total.D1:total.D1 total.D2:total.D213 total.B2:total.B213 total.E1:total.E1 total.E2:total.E2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greška treniranja</text:p>
          </table:table-cell>
          <table:table-cell office:value-type="string" calcext:value-type="string">
            <text:p>validacijska greška</text:p>
          </table:table-cell>
          <table:table-cell table:style-name="Default" office:value-type="string" calcext:value-type="string">
            <text:p>točnost prepoznavan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" calcext:value-type="float">
            <text:p>1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percentage" office:value="0.6864" calcext:value-type="percentage">
            <text:p>68.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" calcext:value-type="float">
            <text:p>2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percentage" office:value="0.705966666667" calcext:value-type="percentage">
            <text:p>70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" calcext:value-type="float">
            <text:p>3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percentage" office:value="0.710833333333" calcext:value-type="percentage">
            <text:p>71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" calcext:value-type="float">
            <text:p>4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percentage" office:value="0.73515" calcext:value-type="percentage">
            <text:p>73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" calcext:value-type="float">
            <text:p>5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percentage" office:value="0.739733333333" calcext:value-type="percentage">
            <text:p>73.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" calcext:value-type="float">
            <text:p>6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percentage" office:value="0.746683333333" calcext:value-type="percentage">
            <text:p>74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" calcext:value-type="float">
            <text:p>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percentage" office:value="0.755016666667" calcext:value-type="percentage">
            <text:p>75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" calcext:value-type="float">
            <text:p>8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percentage" office:value="0.755" calcext:value-type="percentage">
            <text:p>75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" calcext:value-type="float">
            <text:p>9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0" calcext:value-type="float">
            <text:p>10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percentage" office:value="0.755833333333" calcext:value-type="percentage">
            <text:p>75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1" calcext:value-type="float">
            <text:p>11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percentage" office:value="0.76975" calcext:value-type="percentage">
            <text:p>76.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2" calcext:value-type="float">
            <text:p>12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3" calcext:value-type="float">
            <text:p>13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percentage" office:value="0.77265" calcext:value-type="percentage">
            <text:p>77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4" calcext:value-type="float">
            <text:p>14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percentage" office:value="0.780566666667" calcext:value-type="percentage">
            <text:p>78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5" calcext:value-type="float">
            <text:p>15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percentage" office:value="0.772366666667" calcext:value-type="percentage">
            <text:p>77.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6" calcext:value-type="float">
            <text:p>16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7" calcext:value-type="float">
            <text:p>17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percentage" office:value="0.783633333333" calcext:value-type="percentage">
            <text:p>78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8" calcext:value-type="float">
            <text:p>18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9" calcext:value-type="float">
            <text:p>19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percentage" office:value="0.788883333333" calcext:value-type="percentage">
            <text:p>78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0" calcext:value-type="float">
            <text:p>20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1" calcext:value-type="float">
            <text:p>21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percentage" office:value="0.786683333333" calcext:value-type="percentage">
            <text:p>78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2" calcext:value-type="float">
            <text:p>22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percentage" office:value="0.78445" calcext:value-type="percentage">
            <text:p>78.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3" calcext:value-type="float">
            <text:p>23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percentage" office:value="0.7872" calcext:value-type="percentage">
            <text:p>78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4" calcext:value-type="float">
            <text:p>24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5" calcext:value-type="float">
            <text:p>25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6" calcext:value-type="float">
            <text:p>26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7" calcext:value-type="float">
            <text:p>27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8" calcext:value-type="float">
            <text:p>28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percentage" office:value="0.790416666667" calcext:value-type="percentage">
            <text:p>79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9" calcext:value-type="float">
            <text:p>29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percentage" office:value="0.79875" calcext:value-type="percentage">
            <text:p>79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0" calcext:value-type="float">
            <text:p>30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1" calcext:value-type="float">
            <text:p>31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percentage" office:value="0.79555" calcext:value-type="percentage">
            <text:p>79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2" calcext:value-type="float">
            <text:p>32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percentage" office:value="0.793883333333" calcext:value-type="percentage">
            <text:p>79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3" calcext:value-type="float">
            <text:p>33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percentage" office:value="0.797216666667" calcext:value-type="percentage">
            <text:p>79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4" calcext:value-type="float">
            <text:p>34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5" calcext:value-type="float">
            <text:p>35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6" calcext:value-type="float">
            <text:p>36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percentage" office:value="0.795016666667" calcext:value-type="percentage">
            <text:p>79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7" calcext:value-type="float">
            <text:p>37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8" calcext:value-type="float">
            <text:p>38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percentage" office:value="0.795816666667" calcext:value-type="percentage">
            <text:p>79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9" calcext:value-type="float">
            <text:p>39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percentage" office:value="0.795716666667" calcext:value-type="percentage">
            <text:p>79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0" calcext:value-type="float">
            <text:p>40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1" calcext:value-type="float">
            <text:p>41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2" calcext:value-type="float">
            <text:p>42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percentage" office:value="0.797216666667" calcext:value-type="percentage">
            <text:p>79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3" calcext:value-type="float">
            <text:p>43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4" calcext:value-type="float">
            <text:p>44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5" calcext:value-type="float">
            <text:p>45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percentage" office:value="0.802933333333" calcext:value-type="percentage">
            <text:p>80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6" calcext:value-type="float">
            <text:p>46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7" calcext:value-type="float">
            <text:p>47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percentage" office:value="0.794866666667" calcext:value-type="percentage">
            <text:p>79.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8" calcext:value-type="float">
            <text:p>48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percentage" office:value="0.802366666667" calcext:value-type="percentage">
            <text:p>80.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9" calcext:value-type="float">
            <text:p>49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0" calcext:value-type="float">
            <text:p>50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1" calcext:value-type="float">
            <text:p>51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2" calcext:value-type="float">
            <text:p>52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3" calcext:value-type="float">
            <text:p>53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percentage" office:value="0.805416666667" calcext:value-type="percentage">
            <text:p>80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4" calcext:value-type="float">
            <text:p>54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percentage" office:value="0.804316666667" calcext:value-type="percentage">
            <text:p>80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5" calcext:value-type="float">
            <text:p>55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6" calcext:value-type="float">
            <text:p>56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7" calcext:value-type="float">
            <text:p>57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percentage" office:value="0.804583333333" calcext:value-type="percentage">
            <text:p>80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8" calcext:value-type="float">
            <text:p>58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9" calcext:value-type="float">
            <text:p>59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0" calcext:value-type="float">
            <text:p>60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1" calcext:value-type="float">
            <text:p>61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percentage" office:value="0.805016666667" calcext:value-type="percentage">
            <text:p>80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2" calcext:value-type="float">
            <text:p>62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3" calcext:value-type="float">
            <text:p>63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4" calcext:value-type="float">
            <text:p>64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percentage" office:value="0.805283333333" calcext:value-type="percentage">
            <text:p>80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5" calcext:value-type="float">
            <text:p>65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6" calcext:value-type="float">
            <text:p>66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7" calcext:value-type="float">
            <text:p>67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8" calcext:value-type="float">
            <text:p>68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percentage" office:value="0.80595" calcext:value-type="percentage">
            <text:p>80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9" calcext:value-type="float">
            <text:p>69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0" calcext:value-type="float">
            <text:p>70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percentage" office:value="0.806816666667" calcext:value-type="percentage">
            <text:p>80.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1" calcext:value-type="float">
            <text:p>7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2" calcext:value-type="float">
            <text:p>7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3" calcext:value-type="float">
            <text:p>73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percentage" office:value="0.801966666667" calcext:value-type="percentage">
            <text:p>80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4" calcext:value-type="float">
            <text:p>74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5" calcext:value-type="float">
            <text:p>75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6" calcext:value-type="float">
            <text:p>76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percentage" office:value="0.807083333333" calcext:value-type="percentage">
            <text:p>80.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7" calcext:value-type="float">
            <text:p>77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8" calcext:value-type="float">
            <text:p>78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9" calcext:value-type="float">
            <text:p>79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0" calcext:value-type="float">
            <text:p>80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percentage" office:value="0.803616666667" calcext:value-type="percentage">
            <text:p>80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1" calcext:value-type="float">
            <text:p>81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2" calcext:value-type="float">
            <text:p>82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3" calcext:value-type="float">
            <text:p>83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percentage" office:value="0.799183333333" calcext:value-type="percentage">
            <text:p>79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4" calcext:value-type="float">
            <text:p>84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5" calcext:value-type="float">
            <text:p>85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6" calcext:value-type="float">
            <text:p>86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percentage" office:value="0.80195" calcext:value-type="percentage">
            <text:p>80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7" calcext:value-type="float">
            <text:p>8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8" calcext:value-type="float">
            <text:p>88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percentage" office:value="0.8039" calcext:value-type="percentage">
            <text:p>80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9" calcext:value-type="float">
            <text:p>8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0" calcext:value-type="float">
            <text:p>90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1" calcext:value-type="float">
            <text:p>91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2" calcext:value-type="float">
            <text:p>92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percentage" office:value="0.804716666667" calcext:value-type="percentage">
            <text:p>80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3" calcext:value-type="float">
            <text:p>93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4" calcext:value-type="float">
            <text:p>94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5" calcext:value-type="float">
            <text:p>95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6" calcext:value-type="float">
            <text:p>96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percentage" office:value="0.798033333333" calcext:value-type="percentage">
            <text:p>79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percentage" office:value="0.805966666667" calcext:value-type="percentage">
            <text:p>80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percentage" office:value="0.803883333333" calcext:value-type="percentage">
            <text:p>80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percentage" office:value="0.810416666667" calcext:value-type="percentage">
            <text:p>81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percentage" office:value="0.803483333333" calcext:value-type="percentage">
            <text:p>80.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percentage" office:value="0.806816666667" calcext:value-type="percentage">
            <text:p>80.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percentage" office:value="0.80735" calcext:value-type="percentage">
            <text:p>80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percentage" office:value="0.812366666667" calcext:value-type="percentage">
            <text:p>81.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percentage" office:value="0.812233333333" calcext:value-type="percentage">
            <text:p>81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percentage" office:value="0.81195" calcext:value-type="percentage">
            <text:p>81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percentage" office:value="0.809466666667" calcext:value-type="percentage">
            <text:p>80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percentage" office:value="0.809566666667" calcext:value-type="percentage">
            <text:p>80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percentage" office:value="0.808616666667" calcext:value-type="percentage">
            <text:p>80.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percentage" office:value="0.813883333333" calcext:value-type="percentage">
            <text:p>81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percentage" office:value="0.810133333333" calcext:value-type="percentage">
            <text:p>81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percentage" office:value="0.812216666667" calcext:value-type="percentage">
            <text:p>81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percentage" office:value="0.8118" calcext:value-type="percentage">
            <text:p>81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percentage" office:value="0.8104" calcext:value-type="percentage">
            <text:p>81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percentage" office:value="0.813616666667" calcext:value-type="percentage">
            <text:p>81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percentage" office:value="0.809033333333" calcext:value-type="percentage">
            <text:p>80.9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percentage" office:value="0.810566666667" calcext:value-type="percentage">
            <text:p>81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percentage" office:value="0.812666666667" calcext:value-type="percentage">
            <text:p>81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percentage" office:value="0.810416666667" calcext:value-type="percentage">
            <text:p>81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1235.058" calcext:value-type="float">
            <text:p>1235.058</text:p>
          </table:table-cell>
          <table:table-cell table:style-name="ce3" office:value-type="float" office:value="1257.547" calcext:value-type="float">
            <text:p>1257.547</text:p>
          </table:table-cell>
          <table:table-cell office:value-type="percentage" office:value="0.8136" calcext:value-type="percentage">
            <text:p>81.36%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percentage" office:value="0.812933333333" calcext:value-type="percentage">
            <text:p>81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percentage" office:value="0.813066666667" calcext:value-type="percentage">
            <text:p>81.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percentage" office:value="0.8129" calcext:value-type="percentage">
            <text:p>81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percentage" office:value="0.81015" calcext:value-type="percentage">
            <text:p>81.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percentage" office:value="0.814316666667" calcext:value-type="percentage">
            <text:p>81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percentage" office:value="0.811533333333" calcext:value-type="percentage">
            <text:p>81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percentage" office:value="0.811516666667" calcext:value-type="percentage">
            <text:p>81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percentage" office:value="0.810266666667" calcext:value-type="percentage">
            <text:p>81.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percentage" office:value="0.812616666667" calcext:value-type="percentage">
            <text:p>81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percentage" office:value="0.814166666667" calcext:value-type="percentage">
            <text:p>81.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percentage" office:value="0.812083333333" calcext:value-type="percentage">
            <text:p>81.21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un1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229.415" calcext:value-type="float">
            <text:p>1229.415</text:p>
          </table:table-cell>
          <table:table-cell table:style-name="ce1" office:value-type="float" office:value="1260.733" calcext:value-type="float">
            <text:p>1260.733</text:p>
          </table:table-cell>
          <table:table-cell table:style-name="ce5" office:value-type="percentage" office:value="0.815983333333" calcext:value-type="percentage">
            <text:p>81.60%</text:p>
          </table:table-cell>
          <table:table-cell table:style-name="ce6"/>
          <table:table-cell/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percentage" office:value="0.813583333333" calcext:value-type="percentage">
            <text:p>81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percentage" office:value="0.814033333333" calcext:value-type="percentage">
            <text:p>81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percentage" office:value="0.8132" calcext:value-type="percentage">
            <text:p>81.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percentage" office:value="0.814016666667" calcext:value-type="percentage">
            <text:p>81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percentage" office:value="0.81265" calcext:value-type="percentage">
            <text:p>81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percentage" office:value="0.8143" calcext:value-type="percentage">
            <text:p>81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percentage" office:value="0.81375" calcext:value-type="percentage">
            <text:p>81.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percentage" office:value="0.815266666667" calcext:value-type="percentage">
            <text:p>81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percentage" office:value="0.814433333333" calcext:value-type="percentage">
            <text:p>81.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percentage" office:value="0.813616666667" calcext:value-type="percentage">
            <text:p>81.36%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percentage" office:value="0.8136" calcext:value-type="percentage">
            <text:p>81.36%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MIN([.C2:.C213])" office:value-type="float" office:value="1227.97" calcext:value-type="float">
            <text:p>1227.97</text:p>
          </table:table-cell>
          <table:table-cell table:formula="of:=MIN([.D2:.D213])" office:value-type="float" office:value="1257.547" calcext:value-type="float">
            <text:p>1257.547</text:p>
          </table:table-cell>
          <table:table-cell table:style-name="Default" table:formula="of:=(SUM([.#REF!2:.#REF!198])/3600)/24" office:value-type="string" office:string-value="" calcext:value-type="error">
            <text:p>#REF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2:12:50.265038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05:34.971205208</meta:creation-date>
    <dc:date>2015-06-24T12:54:52.461525296</dc:date>
    <meta:editing-duration>PT32M8S</meta:editing-duration>
    <meta:editing-cycles>7</meta:editing-cycles>
    <meta:generator>LibreOffice/4.2.7.2$Linux_X86_64 LibreOffice_project/420m0$Build-2</meta:generator>
    <meta:document-statistic meta:table-count="1" meta:cell-count="9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3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minimum="1200" chart:maximum="2200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true" text:line-break="false" chart:link-data-style-to-source="true" chart:axis-position="end"/>
      <style:graphic-properties svg:stroke-color="#b3b3b3"/>
      <style:text-properties fo:font-size="22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  <style:graphic-properties svg:stroke-color="#ffd320" draw:fill-color="#ffd320"/>
      <style:text-properties fo:font-size="2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value" chart:data-label-text="false" chart:data-label-symbol="false"/>
      <style:graphic-properties svg:stroke-color="#660066" draw:fill-color="#660066"/>
      <style:text-properties fo:font-size="2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11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aecf00" draw:fill-color="#aecf00" dr3d:edge-rounding="5%"/>
      <style:text-properties fo:font-size="2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.25cm" chart:symbol-height="0.25cm" chart:data-label-number="value" chart:data-label-text="false" chart:data-label-symbol="false"/>
      <style:graphic-properties svg:stroke-color="#660066" draw:fill-color="#660066"/>
    </style:style>
    <style:style style:name="ch15" style:family="chart">
      <style:graphic-properties draw:stroke="solid" svg:stroke-color="#b3b3b3" draw:fill="none" draw:fill-color="#e6e6e6" draw:opacity-name="ChartTransparencyGradient_20_2"/>
    </style:style>
    <style:style style:name="ch16" style:family="chart">
      <style:graphic-properties svg:stroke-color="#b3b3b3" draw:fill-color="#cccccc"/>
    </style:style>
    <style:style style:name="gr1" style:family="graphic">
      <style:graphic-properties svg:stroke-width="0.102cm" svg:stroke-color="#111111" draw:marker-start-width="0.509cm" draw:marker-end-width="0.509cm" draw:textarea-horizontal-align="center" draw:textarea-vertical-align="middle" fo:padding-top="0.051cm" fo:padding-bottom="0.051cm" fo:padding-left="0.051cm" fo:padding-right="0.051cm"/>
    </style:style>
    <style:style style:name="gr2" style:family="graphic">
      <style:graphic-properties draw:stroke="none" svg:stroke-color="#000000" draw:fill="none" draw:fill-color="#ffffff" fo:min-height="2.029cm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45.611cm" svg:height="27.471cm" xlink:href=".." xlink:type="simple" chart:class="chart:scatter" chart:style-name="ch1">
        <chart:legend svg:x="18.263cm" svg:y="1.992cm" style:legend-expansion="custom" chartooo:width="13.031cm" chartooo:height="10.711cm" style:legend-expansion-aspect-ratio="1.21659975725889" chart:style-name="ch2"/>
        <chart:plot-area chart:style-name="ch3" table:cell-range-address="total.B2:total.E213 total.C1:total.E1" chart:data-source-has-labels="row" svg:x="1.121cm" svg:y="-0.024cm" svg:width="42.931cm" svg:height="27.061cm">
          <chartooo:coordinate-region svg:x="3.065cm" svg:y="0.427cm" svg:width="38.142cm" svg:height="25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otal.C2:total.C213" chart:label-cell-address="total.C1:total.C1" chart:class="chart:scatter">
            <chart:domain table:cell-range-address="total.B2:total.B213"/>
            <chart:data-point chart:repeated="210"/>
            <chart:data-point chart:style-name="ch9"/>
            <chart:data-point/>
          </chart:series>
          <chart:series chart:attached-axis="primary-y" chart:style-name="ch10" chart:values-cell-range-address="total.D2:total.D213" chart:label-cell-address="total.D1:total.D1" chart:class="chart:scatter">
            <chart:data-point chart:repeated="181"/>
            <chart:data-point chart:style-name="ch11"/>
            <chart:data-point chart:style-name="ch12"/>
            <chart:data-point chart:repeated="29"/>
          </chart:series>
          <chart:series chart:attached-axis="secondary-y" chart:style-name="ch13" chart:values-cell-range-address="total.E2:total.E213" chart:label-cell-address="total.E1:total.E1" chart:class="chart:scatter">
            <chart:data-point chart:repeated="196"/>
            <chart:data-point chart:style-name="ch14"/>
            <chart:data-point chart:repeated="15"/>
          </chart:series>
          <chart:wall chart:style-name="ch15"/>
          <chart:floor chart:style-name="ch16"/>
        </chart:plot-area>
        <draw:line draw:style-name="gr1" draw:text-style-name="P1" svg:x1="35.337cm" svg:y1="25.943cm" svg:x2="35.374cm" svg:y2="0.426cm">
          <text:p/>
        </draw:line>
        <draw:frame draw:style-name="gr2" draw:text-style-name="P2" svg:width="2.535cm" svg:height="2.029cm" svg:x="31.965cm" svg:y="3.984cm">
          <draw:text-box>
            <text:p><text:span text:style-name="T1">η = 10</text:span><text:span text:style-name="T2">-5</text:span></text:p>
          </draw:text-box>
        </draw:frame>
        <draw:frame draw:style-name="gr2" draw:text-style-name="P2" svg:width="2.535cm" svg:height="2.029cm" svg:x="36.093cm" svg:y="3.984cm">
          <draw:text-box>
            <text:p><text:span text:style-name="T1">η = 10</text:span><text:span text:style-name="T2">-6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reška treniranja</text:p>
                <draw:g>
                  <svg:desc>total.C1:total.C1</svg:desc>
                </draw:g>
              </table:table-cell>
              <table:table-cell office:value-type="string">
                <text:p>validacijska greška</text:p>
                <draw:g>
                  <svg:desc>total.D1:total.D1</svg:desc>
                </draw:g>
              </table:table-cell>
              <table:table-cell office:value-type="string">
                <text:p>točnost prepoznavanja</text:p>
                <draw:g>
                  <svg:desc>total.E1:tota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otal.B2:total.B213</svg:desc>
                </draw:g>
              </table:table-cell>
              <table:table-cell office:value-type="float" office:value="2294.287">
                <text:p>2294.287</text:p>
                <draw:g>
                  <svg:desc>total.C2:total.C213</svg:desc>
                </draw:g>
              </table:table-cell>
              <table:table-cell office:value-type="float" office:value="1761.114">
                <text:p>1761.114</text:p>
                <draw:g>
                  <svg:desc>total.D2:total.D213</svg:desc>
                </draw:g>
              </table:table-cell>
              <table:table-cell office:value-type="float" office:value="0.6864">
                <text:p>0.6864</text:p>
                <draw:g>
                  <svg:desc>total.E2:total.E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65.731">
                <text:p>1965.731</text:p>
              </table:table-cell>
              <table:table-cell office:value-type="float" office:value="1643.715">
                <text:p>1643.715</text:p>
              </table:table-cell>
              <table:table-cell office:value-type="float" office:value="0.705966666667">
                <text:p>0.7059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69.236">
                <text:p>1869.236</text:p>
              </table:table-cell>
              <table:table-cell office:value-type="float" office:value="1589.812">
                <text:p>1589.812</text:p>
              </table:table-cell>
              <table:table-cell office:value-type="float" office:value="0.710833333333">
                <text:p>0.7108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13.789">
                <text:p>1813.789</text:p>
              </table:table-cell>
              <table:table-cell office:value-type="float" office:value="1556.586">
                <text:p>1556.586</text:p>
              </table:table-cell>
              <table:table-cell office:value-type="float" office:value="0.73515">
                <text:p>0.73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71.325">
                <text:p>1771.325</text:p>
              </table:table-cell>
              <table:table-cell office:value-type="float" office:value="1548.562">
                <text:p>1548.562</text:p>
              </table:table-cell>
              <table:table-cell office:value-type="float" office:value="0.739733333333">
                <text:p>0.7397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37.349">
                <text:p>1737.349</text:p>
              </table:table-cell>
              <table:table-cell office:value-type="float" office:value="1503.187">
                <text:p>1503.187</text:p>
              </table:table-cell>
              <table:table-cell office:value-type="float" office:value="0.746683333333">
                <text:p>0.74668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09.734">
                <text:p>1709.734</text:p>
              </table:table-cell>
              <table:table-cell office:value-type="float" office:value="1478.042">
                <text:p>1478.042</text:p>
              </table:table-cell>
              <table:table-cell office:value-type="float" office:value="0.755016666667">
                <text:p>0.75501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87.484">
                <text:p>1687.484</text:p>
              </table:table-cell>
              <table:table-cell office:value-type="float" office:value="1473.653">
                <text:p>1473.653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70.217">
                <text:p>1670.217</text:p>
              </table:table-cell>
              <table:table-cell office:value-type="float" office:value="1505.44">
                <text:p>1505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53.391">
                <text:p>1653.391</text:p>
              </table:table-cell>
              <table:table-cell office:value-type="float" office:value="1446.04">
                <text:p>1446.04</text:p>
              </table:table-cell>
              <table:table-cell office:value-type="float" office:value="0.755833333333">
                <text:p>0.755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30.596">
                <text:p>1630.596</text:p>
              </table:table-cell>
              <table:table-cell office:value-type="float" office:value="1417.77">
                <text:p>1417.77</text:p>
              </table:table-cell>
              <table:table-cell office:value-type="float" office:value="0.76975">
                <text:p>0.76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15.773">
                <text:p>1615.773</text:p>
              </table:table-cell>
              <table:table-cell office:value-type="float" office:value="1426.591">
                <text:p>1426.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02.556">
                <text:p>1602.556</text:p>
              </table:table-cell>
              <table:table-cell office:value-type="float" office:value="1404.555">
                <text:p>1404.555</text:p>
              </table:table-cell>
              <table:table-cell office:value-type="float" office:value="0.77265">
                <text:p>0.77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91.189">
                <text:p>1591.189</text:p>
              </table:table-cell>
              <table:table-cell office:value-type="float" office:value="1396.546">
                <text:p>1396.546</text:p>
              </table:table-cell>
              <table:table-cell office:value-type="float" office:value="0.780566666667">
                <text:p>0.7805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79.129">
                <text:p>1579.129</text:p>
              </table:table-cell>
              <table:table-cell office:value-type="float" office:value="1385.641">
                <text:p>1385.641</text:p>
              </table:table-cell>
              <table:table-cell office:value-type="float" office:value="0.772366666667">
                <text:p>0.7723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69.546">
                <text:p>1569.546</text:p>
              </table:table-cell>
              <table:table-cell office:value-type="float" office:value="1388.314">
                <text:p>1388.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59.63">
                <text:p>1559.63</text:p>
              </table:table-cell>
              <table:table-cell office:value-type="float" office:value="1375.495">
                <text:p>1375.495</text:p>
              </table:table-cell>
              <table:table-cell office:value-type="float" office:value="0.783633333333">
                <text:p>0.7836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49.773">
                <text:p>1549.773</text:p>
              </table:table-cell>
              <table:table-cell office:value-type="float" office:value="1396.663">
                <text:p>1396.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44.253">
                <text:p>1544.253</text:p>
              </table:table-cell>
              <table:table-cell office:value-type="float" office:value="1359.82">
                <text:p>1359.82</text:p>
              </table:table-cell>
              <table:table-cell office:value-type="float" office:value="0.788883333333">
                <text:p>0.78888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34.159">
                <text:p>1534.159</text:p>
              </table:table-cell>
              <table:table-cell office:value-type="float" office:value="1367.038">
                <text:p>1367.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27.533">
                <text:p>1527.533</text:p>
              </table:table-cell>
              <table:table-cell office:value-type="float" office:value="1353.491">
                <text:p>1353.491</text:p>
              </table:table-cell>
              <table:table-cell office:value-type="float" office:value="0.786683333333">
                <text:p>0.78668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19.617">
                <text:p>1519.617</text:p>
              </table:table-cell>
              <table:table-cell office:value-type="float" office:value="1350.866">
                <text:p>1350.866</text:p>
              </table:table-cell>
              <table:table-cell office:value-type="float" office:value="0.78445">
                <text:p>0.78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13.211">
                <text:p>1513.211</text:p>
              </table:table-cell>
              <table:table-cell office:value-type="float" office:value="1338.646">
                <text:p>1338.646</text:p>
              </table:table-cell>
              <table:table-cell office:value-type="float" office:value="0.7872">
                <text:p>0.7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06.711">
                <text:p>1506.711</text:p>
              </table:table-cell>
              <table:table-cell office:value-type="float" office:value="1341.09">
                <text:p>1341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02.428">
                <text:p>1502.428</text:p>
              </table:table-cell>
              <table:table-cell office:value-type="float" office:value="1341.763">
                <text:p>1341.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97.354">
                <text:p>1497.354</text:p>
              </table:table-cell>
              <table:table-cell office:value-type="float" office:value="1340.744">
                <text:p>1340.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91.535">
                <text:p>1491.535</text:p>
              </table:table-cell>
              <table:table-cell office:value-type="float" office:value="1339.578">
                <text:p>1339.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87.125">
                <text:p>1487.125</text:p>
              </table:table-cell>
              <table:table-cell office:value-type="float" office:value="1332.008">
                <text:p>1332.008</text:p>
              </table:table-cell>
              <table:table-cell office:value-type="float" office:value="0.790416666667">
                <text:p>0.79041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80.851">
                <text:p>1480.851</text:p>
              </table:table-cell>
              <table:table-cell office:value-type="float" office:value="1330.79">
                <text:p>1330.79</text:p>
              </table:table-cell>
              <table:table-cell office:value-type="float" office:value="0.79875">
                <text:p>0.79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75.595">
                <text:p>1475.595</text:p>
              </table:table-cell>
              <table:table-cell office:value-type="float" office:value="1332.402">
                <text:p>1332.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71.05">
                <text:p>1471.05</text:p>
              </table:table-cell>
              <table:table-cell office:value-type="float" office:value="1330.283">
                <text:p>1330.283</text:p>
              </table:table-cell>
              <table:table-cell office:value-type="float" office:value="0.79555">
                <text:p>0.79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70.802">
                <text:p>1470.802</text:p>
              </table:table-cell>
              <table:table-cell office:value-type="float" office:value="1322.074">
                <text:p>1322.074</text:p>
              </table:table-cell>
              <table:table-cell office:value-type="float" office:value="0.793883333333">
                <text:p>0.79388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62.868">
                <text:p>1462.868</text:p>
              </table:table-cell>
              <table:table-cell office:value-type="float" office:value="1314.791">
                <text:p>1314.791</text:p>
              </table:table-cell>
              <table:table-cell office:value-type="float" office:value="0.797216666667">
                <text:p>0.79721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60.163">
                <text:p>1460.163</text:p>
              </table:table-cell>
              <table:table-cell office:value-type="float" office:value="1320.369">
                <text:p>1320.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55.59">
                <text:p>1455.59</text:p>
              </table:table-cell>
              <table:table-cell office:value-type="float" office:value="1318.04">
                <text:p>1318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52.28">
                <text:p>1452.28</text:p>
              </table:table-cell>
              <table:table-cell office:value-type="float" office:value="1311.351">
                <text:p>1311.351</text:p>
              </table:table-cell>
              <table:table-cell office:value-type="float" office:value="0.795016666667">
                <text:p>0.79501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47.753">
                <text:p>1447.753</text:p>
              </table:table-cell>
              <table:table-cell office:value-type="float" office:value="1314.56">
                <text:p>1314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44.119">
                <text:p>1444.119</text:p>
              </table:table-cell>
              <table:table-cell office:value-type="float" office:value="1311.252">
                <text:p>1311.252</text:p>
              </table:table-cell>
              <table:table-cell office:value-type="float" office:value="0.795816666667">
                <text:p>0.79581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40.778">
                <text:p>1440.778</text:p>
              </table:table-cell>
              <table:table-cell office:value-type="float" office:value="1309.435">
                <text:p>1309.435</text:p>
              </table:table-cell>
              <table:table-cell office:value-type="float" office:value="0.795716666667">
                <text:p>0.79571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37.929">
                <text:p>1437.929</text:p>
              </table:table-cell>
              <table:table-cell office:value-type="float" office:value="1309.556">
                <text:p>1309.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36.452">
                <text:p>1436.452</text:p>
              </table:table-cell>
              <table:table-cell office:value-type="float" office:value="1312.667">
                <text:p>1312.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32.883">
                <text:p>1432.883</text:p>
              </table:table-cell>
              <table:table-cell office:value-type="float" office:value="1302.682">
                <text:p>1302.682</text:p>
              </table:table-cell>
              <table:table-cell office:value-type="float" office:value="0.797216666667">
                <text:p>0.79721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27.809">
                <text:p>1427.809</text:p>
              </table:table-cell>
              <table:table-cell office:value-type="float" office:value="1307.55">
                <text:p>130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26.315">
                <text:p>1426.315</text:p>
              </table:table-cell>
              <table:table-cell office:value-type="float" office:value="1305.022">
                <text:p>1305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23.128">
                <text:p>1423.128</text:p>
              </table:table-cell>
              <table:table-cell office:value-type="float" office:value="1301.971">
                <text:p>1301.971</text:p>
              </table:table-cell>
              <table:table-cell office:value-type="float" office:value="0.802933333333">
                <text:p>0.8029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20.569">
                <text:p>1420.569</text:p>
              </table:table-cell>
              <table:table-cell office:value-type="float" office:value="1302.791">
                <text:p>1302.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18.39">
                <text:p>1418.39</text:p>
              </table:table-cell>
              <table:table-cell office:value-type="float" office:value="1298.454">
                <text:p>1298.454</text:p>
              </table:table-cell>
              <table:table-cell office:value-type="float" office:value="0.794866666667">
                <text:p>0.7948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13.647">
                <text:p>1413.647</text:p>
              </table:table-cell>
              <table:table-cell office:value-type="float" office:value="1294.347">
                <text:p>1294.347</text:p>
              </table:table-cell>
              <table:table-cell office:value-type="float" office:value="0.802366666667">
                <text:p>0.8023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12.03">
                <text:p>1412.03</text:p>
              </table:table-cell>
              <table:table-cell office:value-type="float" office:value="1302.446">
                <text:p>1302.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09.114">
                <text:p>1409.114</text:p>
              </table:table-cell>
              <table:table-cell office:value-type="float" office:value="1294.544">
                <text:p>1294.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05.555">
                <text:p>1405.555</text:p>
              </table:table-cell>
              <table:table-cell office:value-type="float" office:value="1297.686">
                <text:p>1297.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06.719">
                <text:p>1406.719</text:p>
              </table:table-cell>
              <table:table-cell office:value-type="float" office:value="1302.157">
                <text:p>1302.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03.94">
                <text:p>1403.94</text:p>
              </table:table-cell>
              <table:table-cell office:value-type="float" office:value="1290.958">
                <text:p>1290.958</text:p>
              </table:table-cell>
              <table:table-cell office:value-type="float" office:value="0.805416666667">
                <text:p>0.805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00.61">
                <text:p>1400.61</text:p>
              </table:table-cell>
              <table:table-cell office:value-type="float" office:value="1287.221">
                <text:p>1287.221</text:p>
              </table:table-cell>
              <table:table-cell office:value-type="float" office:value="0.804316666667">
                <text:p>0.80431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98.537">
                <text:p>1398.537</text:p>
              </table:table-cell>
              <table:table-cell office:value-type="float" office:value="1299.44">
                <text:p>129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96.916">
                <text:p>1396.916</text:p>
              </table:table-cell>
              <table:table-cell office:value-type="float" office:value="1293.05">
                <text:p>1293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93.173">
                <text:p>1393.173</text:p>
              </table:table-cell>
              <table:table-cell office:value-type="float" office:value="1290.556">
                <text:p>1290.556</text:p>
              </table:table-cell>
              <table:table-cell office:value-type="float" office:value="0.804583333333">
                <text:p>0.80458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90.776">
                <text:p>1390.776</text:p>
              </table:table-cell>
              <table:table-cell office:value-type="float" office:value="1295.485">
                <text:p>1295.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89.525">
                <text:p>1389.525</text:p>
              </table:table-cell>
              <table:table-cell office:value-type="float" office:value="1290.886">
                <text:p>129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87.495">
                <text:p>1387.495</text:p>
              </table:table-cell>
              <table:table-cell office:value-type="float" office:value="1290.729">
                <text:p>1290.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86.998">
                <text:p>1386.998</text:p>
              </table:table-cell>
              <table:table-cell office:value-type="float" office:value="1286.594">
                <text:p>1286.594</text:p>
              </table:table-cell>
              <table:table-cell office:value-type="float" office:value="0.805016666667">
                <text:p>0.80501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84.142">
                <text:p>1384.142</text:p>
              </table:table-cell>
              <table:table-cell office:value-type="float" office:value="1287.835">
                <text:p>1287.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80.594">
                <text:p>1380.594</text:p>
              </table:table-cell>
              <table:table-cell office:value-type="float" office:value="1294.225">
                <text:p>1294.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79.837">
                <text:p>1379.837</text:p>
              </table:table-cell>
              <table:table-cell office:value-type="float" office:value="1285.928">
                <text:p>1285.928</text:p>
              </table:table-cell>
              <table:table-cell office:value-type="float" office:value="0.805283333333">
                <text:p>0.80528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77.573">
                <text:p>1377.573</text:p>
              </table:table-cell>
              <table:table-cell office:value-type="float" office:value="1290.857">
                <text:p>1290.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76.07">
                <text:p>1376.07</text:p>
              </table:table-cell>
              <table:table-cell office:value-type="float" office:value="1292.012">
                <text:p>1292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74.104">
                <text:p>1374.104</text:p>
              </table:table-cell>
              <table:table-cell office:value-type="float" office:value="1289.588">
                <text:p>1289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72.345">
                <text:p>1372.345</text:p>
              </table:table-cell>
              <table:table-cell office:value-type="float" office:value="1284.382">
                <text:p>1284.382</text:p>
              </table:table-cell>
              <table:table-cell office:value-type="float" office:value="0.80595">
                <text:p>0.80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71.961">
                <text:p>1371.961</text:p>
              </table:table-cell>
              <table:table-cell office:value-type="float" office:value="1288.336">
                <text:p>1288.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70.101">
                <text:p>1370.101</text:p>
              </table:table-cell>
              <table:table-cell office:value-type="float" office:value="1279.423">
                <text:p>1279.423</text:p>
              </table:table-cell>
              <table:table-cell office:value-type="float" office:value="0.806816666667">
                <text:p>0.80681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67.091">
                <text:p>1367.091</text:p>
              </table:table-cell>
              <table:table-cell office:value-type="float" office:value="1281.451">
                <text:p>1281.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65.141">
                <text:p>1365.141</text:p>
              </table:table-cell>
              <table:table-cell office:value-type="float" office:value="1285.311">
                <text:p>1285.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63.78">
                <text:p>1363.78</text:p>
              </table:table-cell>
              <table:table-cell office:value-type="float" office:value="1282.05">
                <text:p>1282.05</text:p>
              </table:table-cell>
              <table:table-cell office:value-type="float" office:value="0.801966666667">
                <text:p>0.8019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62.827">
                <text:p>1362.827</text:p>
              </table:table-cell>
              <table:table-cell office:value-type="float" office:value="1284.039">
                <text:p>1284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63.077">
                <text:p>1363.077</text:p>
              </table:table-cell>
              <table:table-cell office:value-type="float" office:value="1297.496">
                <text:p>1297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61.848">
                <text:p>1361.848</text:p>
              </table:table-cell>
              <table:table-cell office:value-type="float" office:value="1278.555">
                <text:p>1278.555</text:p>
              </table:table-cell>
              <table:table-cell office:value-type="float" office:value="0.807083333333">
                <text:p>0.80708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58.241">
                <text:p>1358.241</text:p>
              </table:table-cell>
              <table:table-cell office:value-type="float" office:value="1284.961">
                <text:p>1284.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55.935">
                <text:p>1355.935</text:p>
              </table:table-cell>
              <table:table-cell office:value-type="float" office:value="1287.762">
                <text:p>1287.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55.73">
                <text:p>1355.73</text:p>
              </table:table-cell>
              <table:table-cell office:value-type="float" office:value="1283.486">
                <text:p>1283.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53.866">
                <text:p>1353.866</text:p>
              </table:table-cell>
              <table:table-cell office:value-type="float" office:value="1282.065">
                <text:p>1282.065</text:p>
              </table:table-cell>
              <table:table-cell office:value-type="float" office:value="0.803616666667">
                <text:p>0.80361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51.511">
                <text:p>1351.511</text:p>
              </table:table-cell>
              <table:table-cell office:value-type="float" office:value="1280.071">
                <text:p>128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49.73">
                <text:p>1349.73</text:p>
              </table:table-cell>
              <table:table-cell office:value-type="float" office:value="1284.799">
                <text:p>1284.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49.442">
                <text:p>1349.442</text:p>
              </table:table-cell>
              <table:table-cell office:value-type="float" office:value="1285.848">
                <text:p>1285.848</text:p>
              </table:table-cell>
              <table:table-cell office:value-type="float" office:value="0.799183333333">
                <text:p>0.79918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48.745">
                <text:p>1348.745</text:p>
              </table:table-cell>
              <table:table-cell office:value-type="float" office:value="1280.064">
                <text:p>1280.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47.242">
                <text:p>1347.242</text:p>
              </table:table-cell>
              <table:table-cell office:value-type="float" office:value="1279.321">
                <text:p>1279.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44.725">
                <text:p>1344.725</text:p>
              </table:table-cell>
              <table:table-cell office:value-type="float" office:value="1278.428">
                <text:p>1278.428</text:p>
              </table:table-cell>
              <table:table-cell office:value-type="float" office:value="0.80195">
                <text:p>0.80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44.852">
                <text:p>1344.852</text:p>
              </table:table-cell>
              <table:table-cell office:value-type="float" office:value="1283.076">
                <text:p>1283.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42.25">
                <text:p>1342.25</text:p>
              </table:table-cell>
              <table:table-cell office:value-type="float" office:value="1275.38">
                <text:p>1275.38</text:p>
              </table:table-cell>
              <table:table-cell office:value-type="float" office:value="0.8039">
                <text:p>0.8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41.4">
                <text:p>1341.4</text:p>
              </table:table-cell>
              <table:table-cell office:value-type="float" office:value="1276.563">
                <text:p>1276.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43.174">
                <text:p>1343.174</text:p>
              </table:table-cell>
              <table:table-cell office:value-type="float" office:value="1283.1">
                <text:p>128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40.069">
                <text:p>1340.069</text:p>
              </table:table-cell>
              <table:table-cell office:value-type="float" office:value="1278.372">
                <text:p>1278.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38.938">
                <text:p>1338.938</text:p>
              </table:table-cell>
              <table:table-cell office:value-type="float" office:value="1271.047">
                <text:p>1271.047</text:p>
              </table:table-cell>
              <table:table-cell office:value-type="float" office:value="0.804716666667">
                <text:p>0.80471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37.342">
                <text:p>1337.342</text:p>
              </table:table-cell>
              <table:table-cell office:value-type="float" office:value="1277.034">
                <text:p>1277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36.479">
                <text:p>1336.479</text:p>
              </table:table-cell>
              <table:table-cell office:value-type="float" office:value="1281.61">
                <text:p>1281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34.506">
                <text:p>1334.506</text:p>
              </table:table-cell>
              <table:table-cell office:value-type="float" office:value="1277.204">
                <text:p>1277.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34.167">
                <text:p>1334.167</text:p>
              </table:table-cell>
              <table:table-cell office:value-type="float" office:value="1286.916">
                <text:p>1286.916</text:p>
              </table:table-cell>
              <table:table-cell office:value-type="float" office:value="0.798033333333">
                <text:p>0.7980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33.95">
                <text:p>1333.95</text:p>
              </table:table-cell>
              <table:table-cell office:value-type="float" office:value="1277.23">
                <text:p>1277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32.094">
                <text:p>1332.094</text:p>
              </table:table-cell>
              <table:table-cell office:value-type="float" office:value="1274.689">
                <text:p>1274.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30.199">
                <text:p>1330.199</text:p>
              </table:table-cell>
              <table:table-cell office:value-type="float" office:value="1274.958">
                <text:p>1274.958</text:p>
              </table:table-cell>
              <table:table-cell office:value-type="float" office:value="0.805966666667">
                <text:p>0.8059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28.925">
                <text:p>1328.925</text:p>
              </table:table-cell>
              <table:table-cell office:value-type="float" office:value="1275.213">
                <text:p>1275.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28.749">
                <text:p>1328.749</text:p>
              </table:table-cell>
              <table:table-cell office:value-type="float" office:value="1278.339">
                <text:p>1278.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25.801">
                <text:p>1325.801</text:p>
              </table:table-cell>
              <table:table-cell office:value-type="float" office:value="1278.71">
                <text:p>127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26.356">
                <text:p>1326.356</text:p>
              </table:table-cell>
              <table:table-cell office:value-type="float" office:value="1275.138">
                <text:p>1275.138</text:p>
              </table:table-cell>
              <table:table-cell office:value-type="float" office:value="0.803883333333">
                <text:p>0.80388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25.657">
                <text:p>1325.657</text:p>
              </table:table-cell>
              <table:table-cell office:value-type="float" office:value="1275.041">
                <text:p>1275.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24.263">
                <text:p>1324.263</text:p>
              </table:table-cell>
              <table:table-cell office:value-type="float" office:value="1276.954">
                <text:p>1276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21.558">
                <text:p>1321.558</text:p>
              </table:table-cell>
              <table:table-cell office:value-type="float" office:value="1275.902">
                <text:p>1275.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22.831">
                <text:p>1322.831</text:p>
              </table:table-cell>
              <table:table-cell office:value-type="float" office:value="1274.2">
                <text:p>1274.2</text:p>
              </table:table-cell>
              <table:table-cell office:value-type="float" office:value="0.810416666667">
                <text:p>0.81041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22.419">
                <text:p>1322.419</text:p>
              </table:table-cell>
              <table:table-cell office:value-type="float" office:value="1275.999">
                <text:p>1275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20.097">
                <text:p>1320.097</text:p>
              </table:table-cell>
              <table:table-cell office:value-type="float" office:value="1282.735">
                <text:p>1282.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20.598">
                <text:p>1320.598</text:p>
              </table:table-cell>
              <table:table-cell office:value-type="float" office:value="1276.354">
                <text:p>1276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17.851">
                <text:p>1317.851</text:p>
              </table:table-cell>
              <table:table-cell office:value-type="float" office:value="1272.821">
                <text:p>1272.821</text:p>
              </table:table-cell>
              <table:table-cell office:value-type="float" office:value="0.803483333333">
                <text:p>0.80348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17.781">
                <text:p>1317.781</text:p>
              </table:table-cell>
              <table:table-cell office:value-type="float" office:value="1272.531">
                <text:p>1272.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17.454">
                <text:p>1317.454</text:p>
              </table:table-cell>
              <table:table-cell office:value-type="float" office:value="1274.344">
                <text:p>1274.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17.885">
                <text:p>1317.885</text:p>
              </table:table-cell>
              <table:table-cell office:value-type="float" office:value="1273.954">
                <text:p>1273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15.451">
                <text:p>1315.451</text:p>
              </table:table-cell>
              <table:table-cell office:value-type="float" office:value="1274.546">
                <text:p>1274.546</text:p>
              </table:table-cell>
              <table:table-cell office:value-type="float" office:value="0.806816666667">
                <text:p>0.80681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13.855">
                <text:p>1313.855</text:p>
              </table:table-cell>
              <table:table-cell office:value-type="float" office:value="1274.113">
                <text:p>1274.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12.79">
                <text:p>1312.79</text:p>
              </table:table-cell>
              <table:table-cell office:value-type="float" office:value="1271.745">
                <text:p>1271.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11.923">
                <text:p>1311.923</text:p>
              </table:table-cell>
              <table:table-cell office:value-type="float" office:value="1280.698">
                <text:p>1280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14.005">
                <text:p>1314.005</text:p>
              </table:table-cell>
              <table:table-cell office:value-type="float" office:value="1268.322">
                <text:p>1268.322</text:p>
              </table:table-cell>
              <table:table-cell office:value-type="float" office:value="0.80735">
                <text:p>0.80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08.988">
                <text:p>1308.988</text:p>
              </table:table-cell>
              <table:table-cell office:value-type="float" office:value="1276.996">
                <text:p>1276.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08.643">
                <text:p>1308.643</text:p>
              </table:table-cell>
              <table:table-cell office:value-type="float" office:value="1273.008">
                <text:p>1273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07.896">
                <text:p>1307.896</text:p>
              </table:table-cell>
              <table:table-cell office:value-type="float" office:value="1275.138">
                <text:p>1275.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09.833">
                <text:p>1309.833</text:p>
              </table:table-cell>
              <table:table-cell office:value-type="float" office:value="1269.06">
                <text:p>1269.06</text:p>
              </table:table-cell>
              <table:table-cell office:value-type="float" office:value="0.812366666667">
                <text:p>0.8123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06.095">
                <text:p>1306.095</text:p>
              </table:table-cell>
              <table:table-cell office:value-type="float" office:value="1275.894">
                <text:p>1275.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06.575">
                <text:p>1306.575</text:p>
              </table:table-cell>
              <table:table-cell office:value-type="float" office:value="1270.934">
                <text:p>1270.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06.147">
                <text:p>1306.147</text:p>
              </table:table-cell>
              <table:table-cell office:value-type="float" office:value="1272.7">
                <text:p>127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04.921">
                <text:p>1304.921</text:p>
              </table:table-cell>
              <table:table-cell office:value-type="float" office:value="1276.128">
                <text:p>1276.128</text:p>
              </table:table-cell>
              <table:table-cell office:value-type="float" office:value="0.812233333333">
                <text:p>0.8122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02.257">
                <text:p>1302.257</text:p>
              </table:table-cell>
              <table:table-cell office:value-type="float" office:value="1274.475">
                <text:p>1274.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05.082">
                <text:p>1305.082</text:p>
              </table:table-cell>
              <table:table-cell office:value-type="float" office:value="1271.852">
                <text:p>1271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00.646">
                <text:p>1300.646</text:p>
              </table:table-cell>
              <table:table-cell office:value-type="float" office:value="1273.37">
                <text:p>127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03.351">
                <text:p>1303.351</text:p>
              </table:table-cell>
              <table:table-cell office:value-type="float" office:value="1273.457">
                <text:p>1273.457</text:p>
              </table:table-cell>
              <table:table-cell office:value-type="float" office:value="0.81195">
                <text:p>0.811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99.806">
                <text:p>1299.806</text:p>
              </table:table-cell>
              <table:table-cell office:value-type="float" office:value="1277.086">
                <text:p>1277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99.982">
                <text:p>1299.982</text:p>
              </table:table-cell>
              <table:table-cell office:value-type="float" office:value="1273.628">
                <text:p>1273.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00.223">
                <text:p>1300.223</text:p>
              </table:table-cell>
              <table:table-cell office:value-type="float" office:value="1270.579">
                <text:p>1270.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99.315">
                <text:p>1299.315</text:p>
              </table:table-cell>
              <table:table-cell office:value-type="float" office:value="1277.981">
                <text:p>1277.981</text:p>
              </table:table-cell>
              <table:table-cell office:value-type="float" office:value="0.809466666667">
                <text:p>0.8094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98.85">
                <text:p>1298.85</text:p>
              </table:table-cell>
              <table:table-cell office:value-type="float" office:value="1271.329">
                <text:p>1271.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97.906">
                <text:p>1297.906</text:p>
              </table:table-cell>
              <table:table-cell office:value-type="float" office:value="1268.251">
                <text:p>1268.251</text:p>
              </table:table-cell>
              <table:table-cell office:value-type="float" office:value="0.81125">
                <text:p>0.81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97.479">
                <text:p>1297.479</text:p>
              </table:table-cell>
              <table:table-cell office:value-type="float" office:value="1268.073">
                <text:p>1268.073</text:p>
              </table:table-cell>
              <table:table-cell office:value-type="float" office:value="0.809566666667">
                <text:p>0.8095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96.983">
                <text:p>1296.983</text:p>
              </table:table-cell>
              <table:table-cell office:value-type="float" office:value="1274.984">
                <text:p>1274.984</text:p>
              </table:table-cell>
              <table:table-cell office:value-type="float" office:value="0.808616666667">
                <text:p>0.80861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94.549">
                <text:p>1294.549</text:p>
              </table:table-cell>
              <table:table-cell office:value-type="float" office:value="1278.662">
                <text:p>1278.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95.162">
                <text:p>1295.162</text:p>
              </table:table-cell>
              <table:table-cell office:value-type="float" office:value="1270.531">
                <text:p>1270.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94.664">
                <text:p>1294.664</text:p>
              </table:table-cell>
              <table:table-cell office:value-type="float" office:value="1274.323">
                <text:p>1274.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92.743">
                <text:p>1292.743</text:p>
              </table:table-cell>
              <table:table-cell office:value-type="float" office:value="1275.389">
                <text:p>1275.389</text:p>
              </table:table-cell>
              <table:table-cell office:value-type="float" office:value="0.813883333333">
                <text:p>0.81388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92.752">
                <text:p>1292.752</text:p>
              </table:table-cell>
              <table:table-cell office:value-type="float" office:value="1274.939">
                <text:p>1274.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92.225">
                <text:p>1292.225</text:p>
              </table:table-cell>
              <table:table-cell office:value-type="float" office:value="1266.504">
                <text:p>1266.504</text:p>
              </table:table-cell>
              <table:table-cell office:value-type="float" office:value="0.810133333333">
                <text:p>0.8101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90.988">
                <text:p>1290.988</text:p>
              </table:table-cell>
              <table:table-cell office:value-type="float" office:value="1272.149">
                <text:p>1272.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89.569">
                <text:p>1289.569</text:p>
              </table:table-cell>
              <table:table-cell office:value-type="float" office:value="1266.771">
                <text:p>1266.771</text:p>
              </table:table-cell>
              <table:table-cell office:value-type="float" office:value="0.81125">
                <text:p>0.81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89.424">
                <text:p>1289.424</text:p>
              </table:table-cell>
              <table:table-cell office:value-type="float" office:value="1276.576">
                <text:p>1276.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89.92">
                <text:p>1289.92</text:p>
              </table:table-cell>
              <table:table-cell office:value-type="float" office:value="1272.866">
                <text:p>1272.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88.207">
                <text:p>1288.207</text:p>
              </table:table-cell>
              <table:table-cell office:value-type="float" office:value="1274.341">
                <text:p>1274.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88.062">
                <text:p>1288.062</text:p>
              </table:table-cell>
              <table:table-cell office:value-type="float" office:value="1273.761">
                <text:p>1273.761</text:p>
              </table:table-cell>
              <table:table-cell office:value-type="float" office:value="0.811116666667">
                <text:p>0.81111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89.09">
                <text:p>1289.09</text:p>
              </table:table-cell>
              <table:table-cell office:value-type="float" office:value="1271.443">
                <text:p>1271.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87.83">
                <text:p>1287.83</text:p>
              </table:table-cell>
              <table:table-cell office:value-type="float" office:value="1273.95">
                <text:p>127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86.545">
                <text:p>1286.545</text:p>
              </table:table-cell>
              <table:table-cell office:value-type="float" office:value="1272.149">
                <text:p>1272.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87.59">
                <text:p>1287.59</text:p>
              </table:table-cell>
              <table:table-cell office:value-type="float" office:value="1275.38">
                <text:p>1275.38</text:p>
              </table:table-cell>
              <table:table-cell office:value-type="float" office:value="0.811116666667">
                <text:p>0.81111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84.154">
                <text:p>1284.154</text:p>
              </table:table-cell>
              <table:table-cell office:value-type="float" office:value="1268.528">
                <text:p>1268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84.661">
                <text:p>1284.661</text:p>
              </table:table-cell>
              <table:table-cell office:value-type="float" office:value="1272.699">
                <text:p>1272.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85.121">
                <text:p>1285.121</text:p>
              </table:table-cell>
              <table:table-cell office:value-type="float" office:value="1272.179">
                <text:p>1272.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83.436">
                <text:p>1283.436</text:p>
              </table:table-cell>
              <table:table-cell office:value-type="float" office:value="1276.271">
                <text:p>1276.271</text:p>
              </table:table-cell>
              <table:table-cell office:value-type="float" office:value="0.812216666667">
                <text:p>0.81221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83.848">
                <text:p>1283.848</text:p>
              </table:table-cell>
              <table:table-cell office:value-type="float" office:value="1271.671">
                <text:p>1271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82.363">
                <text:p>1282.363</text:p>
              </table:table-cell>
              <table:table-cell office:value-type="float" office:value="1272.941">
                <text:p>1272.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83.025">
                <text:p>1283.025</text:p>
              </table:table-cell>
              <table:table-cell office:value-type="float" office:value="1267.49">
                <text:p>1267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81.245">
                <text:p>1281.245</text:p>
              </table:table-cell>
              <table:table-cell office:value-type="float" office:value="1273.389">
                <text:p>1273.389</text:p>
              </table:table-cell>
              <table:table-cell office:value-type="float" office:value="0.8118">
                <text:p>0.81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80.158">
                <text:p>1280.158</text:p>
              </table:table-cell>
              <table:table-cell office:value-type="float" office:value="1268.045">
                <text:p>1268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80.325">
                <text:p>1280.325</text:p>
              </table:table-cell>
              <table:table-cell office:value-type="float" office:value="1268.787">
                <text:p>1268.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79.446">
                <text:p>1279.446</text:p>
              </table:table-cell>
              <table:table-cell office:value-type="float" office:value="1268.82">
                <text:p>126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280.194">
                <text:p>1280.194</text:p>
              </table:table-cell>
              <table:table-cell office:value-type="float" office:value="1269.727">
                <text:p>1269.727</text:p>
              </table:table-cell>
              <table:table-cell office:value-type="float" office:value="0.8104">
                <text:p>0.81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78.489">
                <text:p>1278.489</text:p>
              </table:table-cell>
              <table:table-cell office:value-type="float" office:value="1269.871">
                <text:p>1269.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277.986">
                <text:p>1277.986</text:p>
              </table:table-cell>
              <table:table-cell office:value-type="float" office:value="1266.677">
                <text:p>1266.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77.722">
                <text:p>1277.722</text:p>
              </table:table-cell>
              <table:table-cell office:value-type="float" office:value="1267.784">
                <text:p>1267.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77.829">
                <text:p>1277.829</text:p>
              </table:table-cell>
              <table:table-cell office:value-type="float" office:value="1265.939">
                <text:p>1265.939</text:p>
              </table:table-cell>
              <table:table-cell office:value-type="float" office:value="0.813616666667">
                <text:p>0.81361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76.752">
                <text:p>1276.752</text:p>
              </table:table-cell>
              <table:table-cell office:value-type="float" office:value="1271.215">
                <text:p>1271.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76.748">
                <text:p>1276.748</text:p>
              </table:table-cell>
              <table:table-cell office:value-type="float" office:value="1272.73">
                <text:p>1272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76.345">
                <text:p>1276.345</text:p>
              </table:table-cell>
              <table:table-cell office:value-type="float" office:value="1274.225">
                <text:p>1274.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76.96">
                <text:p>1276.96</text:p>
              </table:table-cell>
              <table:table-cell office:value-type="float" office:value="1274.091">
                <text:p>1274.091</text:p>
              </table:table-cell>
              <table:table-cell office:value-type="float" office:value="0.809033333333">
                <text:p>0.8090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73.756">
                <text:p>1273.756</text:p>
              </table:table-cell>
              <table:table-cell office:value-type="float" office:value="1268.787">
                <text:p>1268.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74.11">
                <text:p>1274.11</text:p>
              </table:table-cell>
              <table:table-cell office:value-type="float" office:value="1268.82">
                <text:p>126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74.311">
                <text:p>1274.311</text:p>
              </table:table-cell>
              <table:table-cell office:value-type="float" office:value="1267.575">
                <text:p>1267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73.272">
                <text:p>1273.272</text:p>
              </table:table-cell>
              <table:table-cell office:value-type="float" office:value="1269.265">
                <text:p>1269.265</text:p>
              </table:table-cell>
              <table:table-cell office:value-type="float" office:value="0.810566666667">
                <text:p>0.8105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71.884">
                <text:p>1271.884</text:p>
              </table:table-cell>
              <table:table-cell office:value-type="float" office:value="1265.848">
                <text:p>1265.848</text:p>
              </table:table-cell>
              <table:table-cell office:value-type="float" office:value="0.812666666667">
                <text:p>0.812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48.699">
                <text:p>1248.699</text:p>
              </table:table-cell>
              <table:table-cell office:value-type="float" office:value="1258.399">
                <text:p>1258.399</text:p>
              </table:table-cell>
              <table:table-cell office:value-type="float" office:value="0.810416666667">
                <text:p>0.81041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35.058">
                <text:p>1235.058</text:p>
              </table:table-cell>
              <table:table-cell office:value-type="float" office:value="1257.547">
                <text:p>1257.547</text:p>
              </table:table-cell>
              <table:table-cell office:value-type="float" office:value="0.8136">
                <text:p>0.81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33.12">
                <text:p>1233.12</text:p>
              </table:table-cell>
              <table:table-cell office:value-type="float" office:value="1258.065">
                <text:p>1258.065</text:p>
              </table:table-cell>
              <table:table-cell office:value-type="float" office:value="0.812933333333">
                <text:p>0.8129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32.38">
                <text:p>1232.38</text:p>
              </table:table-cell>
              <table:table-cell office:value-type="float" office:value="1259.073">
                <text:p>1259.073</text:p>
              </table:table-cell>
              <table:table-cell office:value-type="float" office:value="0.813066666667">
                <text:p>0.8130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32.074">
                <text:p>1232.074</text:p>
              </table:table-cell>
              <table:table-cell office:value-type="float" office:value="1258.164">
                <text:p>1258.164</text:p>
              </table:table-cell>
              <table:table-cell office:value-type="float" office:value="0.8129">
                <text:p>0.8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231.939">
                <text:p>1231.939</text:p>
              </table:table-cell>
              <table:table-cell office:value-type="float" office:value="1260.09">
                <text:p>1260.09</text:p>
              </table:table-cell>
              <table:table-cell office:value-type="float" office:value="0.812633333333">
                <text:p>0.8126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31.303">
                <text:p>1231.303</text:p>
              </table:table-cell>
              <table:table-cell office:value-type="float" office:value="1259.896">
                <text:p>1259.896</text:p>
              </table:table-cell>
              <table:table-cell office:value-type="float" office:value="0.812783333333">
                <text:p>0.81278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30.882">
                <text:p>1230.882</text:p>
              </table:table-cell>
              <table:table-cell office:value-type="float" office:value="1259.539">
                <text:p>1259.539</text:p>
              </table:table-cell>
              <table:table-cell office:value-type="float" office:value="0.81015">
                <text:p>0.81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30.797">
                <text:p>1230.797</text:p>
              </table:table-cell>
              <table:table-cell office:value-type="float" office:value="1260.794">
                <text:p>1260.794</text:p>
              </table:table-cell>
              <table:table-cell office:value-type="float" office:value="0.814316666667">
                <text:p>0.81431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30.839">
                <text:p>1230.839</text:p>
              </table:table-cell>
              <table:table-cell office:value-type="float" office:value="1259.918">
                <text:p>1259.918</text:p>
              </table:table-cell>
              <table:table-cell office:value-type="float" office:value="0.812766666667">
                <text:p>0.8127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30.439">
                <text:p>1230.439</text:p>
              </table:table-cell>
              <table:table-cell office:value-type="float" office:value="1260.631">
                <text:p>1260.631</text:p>
              </table:table-cell>
              <table:table-cell office:value-type="float" office:value="0.811533333333">
                <text:p>0.8115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230.16">
                <text:p>1230.16</text:p>
              </table:table-cell>
              <table:table-cell office:value-type="float" office:value="1260.597">
                <text:p>1260.597</text:p>
              </table:table-cell>
              <table:table-cell office:value-type="float" office:value="0.811516666667">
                <text:p>0.81151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230.115">
                <text:p>1230.115</text:p>
              </table:table-cell>
              <table:table-cell office:value-type="float" office:value="1261.521">
                <text:p>1261.521</text:p>
              </table:table-cell>
              <table:table-cell office:value-type="float" office:value="0.810266666667">
                <text:p>0.8102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229.735">
                <text:p>1229.735</text:p>
              </table:table-cell>
              <table:table-cell office:value-type="float" office:value="1261.889">
                <text:p>1261.889</text:p>
              </table:table-cell>
              <table:table-cell office:value-type="float" office:value="0.812616666667">
                <text:p>0.81261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230.12">
                <text:p>1230.12</text:p>
              </table:table-cell>
              <table:table-cell office:value-type="float" office:value="1260.004">
                <text:p>1260.004</text:p>
              </table:table-cell>
              <table:table-cell office:value-type="float" office:value="0.814166666667">
                <text:p>0.8141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29.431">
                <text:p>1229.431</text:p>
              </table:table-cell>
              <table:table-cell office:value-type="float" office:value="1260.521">
                <text:p>1260.521</text:p>
              </table:table-cell>
              <table:table-cell office:value-type="float" office:value="0.812083333333">
                <text:p>0.81208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29.415">
                <text:p>1229.415</text:p>
              </table:table-cell>
              <table:table-cell office:value-type="float" office:value="1260.733">
                <text:p>1260.733</text:p>
              </table:table-cell>
              <table:table-cell office:value-type="float" office:value="0.815983333333">
                <text:p>0.81598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29.587">
                <text:p>1229.587</text:p>
              </table:table-cell>
              <table:table-cell office:value-type="float" office:value="1260.454">
                <text:p>1260.454</text:p>
              </table:table-cell>
              <table:table-cell office:value-type="float" office:value="0.813583333333">
                <text:p>0.81358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29.339">
                <text:p>1229.339</text:p>
              </table:table-cell>
              <table:table-cell office:value-type="float" office:value="1260.256">
                <text:p>1260.256</text:p>
              </table:table-cell>
              <table:table-cell office:value-type="float" office:value="0.814033333333">
                <text:p>0.8140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28.991">
                <text:p>1228.991</text:p>
              </table:table-cell>
              <table:table-cell office:value-type="float" office:value="1260.558">
                <text:p>1260.558</text:p>
              </table:table-cell>
              <table:table-cell office:value-type="float" office:value="0.8132">
                <text:p>0.81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29.091">
                <text:p>1229.091</text:p>
              </table:table-cell>
              <table:table-cell office:value-type="float" office:value="1260.955">
                <text:p>1260.955</text:p>
              </table:table-cell>
              <table:table-cell office:value-type="float" office:value="0.814016666667">
                <text:p>0.81401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228.863">
                <text:p>1228.863</text:p>
              </table:table-cell>
              <table:table-cell office:value-type="float" office:value="1261.925">
                <text:p>1261.925</text:p>
              </table:table-cell>
              <table:table-cell office:value-type="float" office:value="0.812633333333">
                <text:p>0.8126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29.006">
                <text:p>1229.006</text:p>
              </table:table-cell>
              <table:table-cell office:value-type="float" office:value="1262.248">
                <text:p>1262.248</text:p>
              </table:table-cell>
              <table:table-cell office:value-type="float" office:value="0.81265">
                <text:p>0.812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29.018">
                <text:p>1229.018</text:p>
              </table:table-cell>
              <table:table-cell office:value-type="float" office:value="1262.412">
                <text:p>1262.412</text:p>
              </table:table-cell>
              <table:table-cell office:value-type="float" office:value="0.8143">
                <text:p>0.81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28.596">
                <text:p>1228.596</text:p>
              </table:table-cell>
              <table:table-cell office:value-type="float" office:value="1263.639">
                <text:p>1263.639</text:p>
              </table:table-cell>
              <table:table-cell office:value-type="float" office:value="0.81375">
                <text:p>0.81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28.62">
                <text:p>1228.62</text:p>
              </table:table-cell>
              <table:table-cell office:value-type="float" office:value="1262.845">
                <text:p>1262.845</text:p>
              </table:table-cell>
              <table:table-cell office:value-type="float" office:value="0.812783333333">
                <text:p>0.81278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28.553">
                <text:p>1228.553</text:p>
              </table:table-cell>
              <table:table-cell office:value-type="float" office:value="1261.552">
                <text:p>1261.552</text:p>
              </table:table-cell>
              <table:table-cell office:value-type="float" office:value="0.815266666667">
                <text:p>0.8152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28.377">
                <text:p>1228.377</text:p>
              </table:table-cell>
              <table:table-cell office:value-type="float" office:value="1261.753">
                <text:p>1261.753</text:p>
              </table:table-cell>
              <table:table-cell office:value-type="float" office:value="0.814433333333">
                <text:p>0.8144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28.232">
                <text:p>1228.232</text:p>
              </table:table-cell>
              <table:table-cell office:value-type="float" office:value="1262.013">
                <text:p>1262.013</text:p>
              </table:table-cell>
              <table:table-cell office:value-type="float" office:value="0.81125">
                <text:p>0.81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27.97">
                <text:p>1227.97</text:p>
              </table:table-cell>
              <table:table-cell office:value-type="float" office:value="1262.96">
                <text:p>1262.96</text:p>
              </table:table-cell>
              <table:table-cell office:value-type="float" office:value="0.813616666667">
                <text:p>0.81361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28.005">
                <text:p>1228.005</text:p>
              </table:table-cell>
              <table:table-cell office:value-type="float" office:value="1262.437">
                <text:p>1262.437</text:p>
              </table:table-cell>
              <table:table-cell office:value-type="float" office:value="0.813316666667">
                <text:p>0.81331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28.038">
                <text:p>1228.038</text:p>
              </table:table-cell>
              <table:table-cell office:value-type="float" office:value="1262.521">
                <text:p>1262.521</text:p>
              </table:table-cell>
              <table:table-cell office:value-type="float" office:value="0.8136">
                <text:p>0.8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6%" draw:end="0%" draw:angle="0" draw:border="0%"/>
    <draw:opacity draw:name="ChartTransparencyGradient_20_2" draw:display-name="ChartTransparencyGradient 2" draw:style="linear" draw:start="16%" draw:end="0%" draw:angle="0" draw:border="1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